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 style:master-page-name="Standard">
      <style:paragraph-properties style:page-number="auto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::Destiny</text:p>
      <text:p text:style-name="Standard"/>
      <text:p text:style-name="P2">::Univesral Language</text:p>
      <text:p text:style-name="Standard"/>
      <text:p text:style-name="P1">::Content</text:p>
      <text:p text:style-name="P1">Name</text:p>
      <text:p text:style-name="Standard"/>
      <text:p text:style-name="P1">::Description</text:p>
      <text:p text:style-name="P1">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adpis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size-asian="14pt"/>
    </style:style>
    <style:style style:name="Popisek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Rejst_3f_ík" style:display-name="Rejst?ík" style:family="paragraph" style:parent-style-name="Standard">
      <style:paragraph-properties text:number-lines="false" text:line-number="0"/>
    </style:style>
    <style:style style:name="WW-Rejst_3f_ík" style:display-name="WW-Rejst?ík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Stribrny</meta:initial-creator>
    <meta:creation-date>2025-12-29T23:21:04</meta:creation-date>
    <meta:editing-duration>P23DT22H11M8S</meta:editing-duration>
    <meta:document-statistic meta:table-count="0" meta:image-count="0" meta:object-count="0" meta:page-count="1" meta:paragraph-count="6" meta:word-count="7" meta:character-count="62"/>
    <meta:generator>OpenOffice/4.1.16$Win32 OpenOffice.org_project/4116m3$Build-9816</meta:generator>
  </office:meta>
</office:document-meta>
</file>